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06cm" style:rel-column-width="1364*"/>
    </style:style>
    <style:style style:name="Tabela2.B" style:family="table-column">
      <style:table-column-properties style:column-width="14.594cm" style:rel-column-width="8274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6cm" style:rel-column-width="1364*"/>
    </style:style>
    <style:style style:name="Tabela1.B" style:family="table-column">
      <style:table-column-properties style:column-width="14.594cm" style:rel-column-width="8274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06cm" style:rel-column-width="1364*"/>
    </style:style>
    <style:style style:name="Tabela3.B" style:family="table-column">
      <style:table-column-properties style:column-width="14.594cm" style:rel-column-width="8274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06cm" style:rel-column-width="1364*"/>
    </style:style>
    <style:style style:name="Tabela4.B" style:family="table-column">
      <style:table-column-properties style:column-width="14.594cm" style:rel-column-width="8274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501cm" style:rel-column-width="1418*"/>
    </style:style>
    <style:style style:name="Tabela5.B" style:family="table-column">
      <style:table-column-properties style:column-width="14.499cm" style:rel-column-width="8220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501cm" style:rel-column-width="1418*"/>
    </style:style>
    <style:style style:name="Tabela6.B" style:family="table-column">
      <style:table-column-properties style:column-width="14.499cm" style:rel-column-width="8220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209ba7"/>
    </style:style>
    <style:style style:name="P2" style:family="paragraph" style:parent-style-name="Standard">
      <style:paragraph-properties fo:text-align="center" style:justify-single-word="false"/>
      <style:text-properties officeooo:paragraph-rsid="00209ba7"/>
    </style:style>
    <style:style style:name="P3" style:family="paragraph" style:parent-style-name="Standard">
      <style:text-properties fo:font-weight="normal" officeooo:paragraph-rsid="00209ba7" style:font-weight-asian="normal" style:font-weight-complex="normal"/>
    </style:style>
    <style:style style:name="P4" style:family="paragraph" style:parent-style-name="Table_20_Contents">
      <style:text-properties officeooo:rsid="001ed1ff" officeooo:paragraph-rsid="00209ba7"/>
    </style:style>
    <style:style style:name="P5" style:family="paragraph" style:parent-style-name="Table_20_Contents">
      <style:text-properties fo:font-weight="bold" officeooo:rsid="001ed1ff" officeooo:paragraph-rsid="00209ba7" style:font-weight-asian="bold" style:font-weight-complex="bold"/>
    </style:style>
    <style:style style:name="P6" style:family="paragraph" style:parent-style-name="Table_20_Contents">
      <style:text-properties fo:font-weight="bold" officeooo:rsid="00209ba7" officeooo:paragraph-rsid="00209ba7" style:font-weight-asian="bold" style:font-weight-complex="bold"/>
    </style:style>
    <style:style style:name="P7" style:family="paragraph" style:parent-style-name="Table_20_Contents">
      <style:text-properties fo:font-weight="bold" officeooo:rsid="0022906b" officeooo:paragraph-rsid="0022906b" style:font-weight-asian="bold" style:font-weight-complex="bold"/>
    </style:style>
    <style:style style:name="P8" style:family="paragraph" style:parent-style-name="Table_20_Contents">
      <style:text-properties fo:font-weight="bold" officeooo:rsid="0022f558" officeooo:paragraph-rsid="0022f558" style:font-weight-asian="bold" style:font-weight-complex="bold"/>
    </style:style>
    <style:style style:name="P9" style:family="paragraph" style:parent-style-name="Table_20_Contents">
      <style:text-properties officeooo:rsid="00209ba7" officeooo:paragraph-rsid="00209ba7"/>
    </style:style>
    <style:style style:name="P10" style:family="paragraph" style:parent-style-name="Table_20_Contents">
      <style:text-properties officeooo:rsid="00209ba7" officeooo:paragraph-rsid="0022906b"/>
    </style:style>
    <style:style style:name="P11" style:family="paragraph" style:parent-style-name="Table_20_Contents">
      <style:text-properties officeooo:rsid="0022906b" officeooo:paragraph-rsid="0022906b"/>
    </style:style>
    <style:style style:name="P12" style:family="paragraph" style:parent-style-name="Table_20_Contents">
      <style:text-properties officeooo:rsid="0022f558" officeooo:paragraph-rsid="0022f558"/>
    </style:style>
    <style:style style:name="P13" style:family="paragraph" style:parent-style-name="Table_20_Contents">
      <style:text-properties officeooo:rsid="0023e369" officeooo:paragraph-rsid="0023e369"/>
    </style:style>
    <style:style style:name="T1" style:family="text">
      <style:text-properties officeooo:rsid="00209ba7"/>
    </style:style>
    <style:style style:name="T2" style:family="text">
      <style:text-properties officeooo:rsid="0022906b"/>
    </style:style>
    <style:style style:name="T3" style:family="text">
      <style:text-properties officeooo:rsid="0022f558"/>
    </style:style>
    <style:style style:name="T4" style:family="text">
      <style:text-properties officeooo:rsid="0023e3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Caso de uso</text:p>
          </table:table-cell>
          <table:table-cell table:style-name="Tabela2.B1" office:value-type="string">
            <text:p text:style-name="P5">Resumo</text:p>
          </table:table-cell>
        </table:table-row>
        <table:table-row>
          <table:table-cell table:style-name="Tabela2.A2" office:value-type="string">
            <text:p text:style-name="P4">Adicionar produtos</text:p>
          </table:table-cell>
          <table:table-cell table:style-name="Tabela2.B2" office:value-type="string">
            <text:p text:style-name="P4">1. <text:span text:style-name="T1">Vendedor</text:span> informa <text:span text:style-name="T4">ao sistema</text:span> os dados do produto (nome, preço, quantidade?)</text:p>
            <text:p text:style-name="P4">2. Sistema verifica se os dados informados estão corretos. <text:span text:style-name="T1">Caso estejam incorretos, </text:span></text:p>
            <text:p text:style-name="P9">retorna uma mensagem informando o <text:span text:style-name="T2">vendedor</text:span> a respeito</text:p>
            <text:p text:style-name="P4">3. Sistema adiciona o produto ao estoque</text:p>
            <text:p text:style-name="P9">4. Sistema retorna mensagem informando que a operação foi concluída com sucesso</text:p>
          </table:table-cell>
        </table:table-row>
      </table:table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Caso de uso</text:p>
          </table:table-cell>
          <table:table-cell table:style-name="Tabela1.B1" office:value-type="string">
            <text:p text:style-name="P6">Resumo</text:p>
          </table:table-cell>
        </table:table-row>
        <table:table-row>
          <table:table-cell table:style-name="Tabela1.A2" office:value-type="string">
            <text:p text:style-name="P9">Editar dados de produtos</text:p>
          </table:table-cell>
          <table:table-cell table:style-name="Tabela1.B2" office:value-type="string">
            <text:p text:style-name="P11">1. Vendedor informa <text:span text:style-name="T4">ao sistema</text:span> o produto a ser editado</text:p>
            <text:p text:style-name="P11">2. Vendedor informa <text:span text:style-name="T4">ao sistema</text:span> o dado a ser editado</text:p>
            <text:p text:style-name="P11">3. Vendedor insere o novo dado</text:p>
            <text:p text:style-name="P11">4. Sistema verifica se o dado informado está correto. <text:span text:style-name="T1">Caso esteja incorretos </text:span></text:p>
            <text:p text:style-name="P10">retorna uma mensagem informando o <text:span text:style-name="T2">vendedor</text:span> a respeito</text:p>
            <text:p text:style-name="P11">5. Sistema atribui o novo dado ao produto</text:p>
            <text:p text:style-name="P10"><text:span text:style-name="T2">6</text:span>. Sistema retorna mensagem informando que a operação foi concluída com sucesso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Caso de uso</text:p>
          </table:table-cell>
          <table:table-cell table:style-name="Tabela3.B1" office:value-type="string">
            <text:p text:style-name="P7">Resumo</text:p>
          </table:table-cell>
        </table:table-row>
        <table:table-row>
          <table:table-cell table:style-name="Tabela3.A2" office:value-type="string">
            <text:p text:style-name="P11">Remover produtos</text:p>
          </table:table-cell>
          <table:table-cell table:style-name="Tabela3.B2" office:value-type="string">
            <text:p text:style-name="P11">1. Vendedor informa <text:span text:style-name="T4">ao sistema</text:span> o produto a ser removido</text:p>
            <text:p text:style-name="P11">2. Caso o produto exista no estoque, este é removido do mesmo. Caso contrário, retorna mensagem informando ao vendedor que o produto não existe</text:p>
          </table:table-cell>
        </table:table-row>
      </table:table>
      <text:p text:style-name="P3"/>
      <text:p text:style-name="P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">Caso de uso</text:p>
          </table:table-cell>
          <table:table-cell table:style-name="Tabela4.B1" office:value-type="string">
            <text:p text:style-name="P7">Resumo</text:p>
          </table:table-cell>
        </table:table-row>
        <table:table-row>
          <table:table-cell table:style-name="Tabela4.A2" office:value-type="string">
            <text:p text:style-name="P11">Consultar estoque</text:p>
          </table:table-cell>
          <table:table-cell table:style-name="Tabela4.B2" office:value-type="string">
            <text:p text:style-name="P11">1. Sistema lista todos os dados (nome, preço, quantidade) de todos os produtos em estoque</text:p>
          </table:table-cell>
        </table:table-row>
      </table:table>
      <text:p text:style-name="P3"/>
      <text:p text:style-name="P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">Caso <text:span text:style-name="T3">de uso</text:span></text:p>
          </table:table-cell>
          <table:table-cell table:style-name="Tabela5.B1" office:value-type="string">
            <text:p text:style-name="P8">Resumo</text:p>
          </table:table-cell>
        </table:table-row>
        <table:table-row>
          <table:table-cell table:style-name="Tabela5.A2" office:value-type="string">
            <text:p text:style-name="P12">Cadastrar dados dos clientes</text:p>
          </table:table-cell>
          <table:table-cell table:style-name="Tabela5.B2" office:value-type="string">
            <text:p text:style-name="P12">1. <text:span text:style-name="T4">Vendedor informa ao sistema os dados do cliente</text:span></text:p>
            <text:p text:style-name="P13">2. Sistema verifica se os dados do cliente estão corretos</text:p>
            <text:p text:style-name="P13">3. Sistema adiciona os dados ao banco de dados</text:p>
          </table:table-cell>
        </table:table-row>
      </table:table>
      <text:p text:style-name="P3"/>
      <text:p text:style-name="P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8">Caso de uso</text:p>
          </table:table-cell>
          <table:table-cell table:style-name="Tabela6.B1" office:value-type="string">
            <text:p text:style-name="P8">Resumo</text:p>
          </table:table-cell>
        </table:table-row>
        <table:table-row>
          <table:table-cell table:style-name="Tabela6.A2" office:value-type="string">
            <text:p text:style-name="P12">Armazenar pedidos realizados pelo cliente</text:p>
          </table:table-cell>
          <table:table-cell table:style-name="Tabela6.B2" office:value-type="string">
            <text:p text:style-name="P12">1. Vendedor armazena dados do pedido <text:span text:style-name="T4">(nome de quem pediu, data do pedido, etc)</text:span></text:p>
            <text:p text:style-name="P12">2. <text:span text:style-name="T4">Sistema armazena o pedido no banco de dados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2T08:44:23.287000000</meta:creation-date>
    <dc:date>2024-10-02T10:04:41.263000000</dc:date>
    <meta:editing-duration>PT35M50S</meta:editing-duration>
    <meta:editing-cycles>2</meta:editing-cycles>
    <meta:generator>LibreOffice/7.3.7.2$Windows_X86_64 LibreOffice_project/e114eadc50a9ff8d8c8a0567d6da8f454beeb84f</meta:generator>
    <meta:document-statistic meta:table-count="6" meta:image-count="0" meta:object-count="0" meta:page-count="1" meta:paragraph-count="38" meta:word-count="260" meta:character-count="1528" meta:non-whitespace-character-count="1304"/>
  </office:meta>
</office:document-meta>
</file>